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10.174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19.28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5.336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6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TW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table table:name="油的產品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table:style-name="Default" office:value-type="string" calcext:value-type="string">
            <text:p>特點</text:p>
          </table:table-cell>
        </table:table-row>
        <table:table-row table:style-name="ro2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3" office:value-type="string" calcext:value-type="string">
            <text:p>不飽和脂肪酸達89%以上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office:value-type="string" calcext:value-type="string">
            <text:p>單元不飽和脂肪酸達50%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office:value-type="string" calcext:value-type="string">
            <text:p>單元不飽和脂肪酸達40% 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得意的一天</text:p>
          </table:table-cell>
          <table:table-cell table:style-name="ce2" office:value-type="string" calcext:value-type="string">
            <text:p>不飽和葵花油</text:p>
          </table:table-cell>
          <table:table-cell table:style-name="ce5" office:value-type="string" calcext:value-type="string">
            <text:p>含α型天然維生素E，具抗氧化作用，可增進皮膚與血球的健康</text:p>
            <text:p>單元不飽和脂肪酸達35% 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不飽和脂肪酸達89%以上 </text:p>
          </table:table-cell>
        </table:table-row>
      </table:table>
      <table:table table:name="油的知識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說明</text:p>
          </table:table-cell>
        </table:table-row>
        <table:table-row table:style-name="ro1">
          <table:table-cell office:value-type="string" calcext:value-type="string">
            <text:p>發煙點</text:p>
          </table:table-cell>
          <table:table-cell office:value-type="string" calcext:value-type="string">
            <text:p>該油脂開始冒煙的溫度，只要達到發煙點以上，對人體不好</text:p>
          </table:table-cell>
        </table:table-row>
        <table:table-row table:style-name="ro4">
          <table:table-cell table:style-name="ce6" office:value-type="string" calcext:value-type="string">
            <text:p>傳統壓榨</text:p>
          </table:table-cell>
          <table:table-cell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</table:table-row>
        <table:table-row table:style-name="ro2">
          <table:table-cell table:style-name="ce7" office:value-type="string" calcext:value-type="string">
            <text:p>冷壓榨油</text:p>
          </table:table-cell>
          <table:table-cell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</table:table-row>
        <table:table-row table:style-name="ro2">
          <table:table-cell office:value-type="string" calcext:value-type="string">
            <text:p>溶劑萃取</text:p>
          </table:table-cell>
          <table:table-cell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</table:table-row>
        <table:table-row table:style-name="ro2">
          <table:table-cell office:value-type="string" calcext:value-type="string">
            <text:p>炸油法</text:p>
          </table:table-cell>
          <table:table-cell office:value-type="string" calcext:value-type="string">
            <text:p>在冷鍋放入<text:span text:style-name="T2">豬肥油</text:span>後，開火攪拌，拌出豬油</text:p>
          </table:table-cell>
        </table:table-row>
        <table:table-row table:style-name="ro2">
          <table:table-cell office:value-type="string" calcext:value-type="string">
            <text:p>蒸煮法</text:p>
          </table:table-cell>
          <table:table-cell office:value-type="string" calcext:value-type="string">
            <text:p>把<text:span text:style-name="T2">豬肥油</text:span>放入電鍋中，在外鍋加水，加熱後蒸出油脂</text:p>
          </table:table-cell>
        </table:table-row>
        <table:table-row table:style-name="ro1">
          <table:table-cell office:value-type="string" calcext:value-type="string">
            <text:p>容量選擇</text:p>
          </table:table-cell>
          <table:table-cell office:value-type="string" calcext:value-type="string">
            <text:p>因油接觸空氣會氧化變質(產生自由基)，儘量選小瓶裝(500ML)</text:p>
          </table:table-cell>
        </table:table-row>
      </table:table>
      <table:table table:name="食用油種類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0"/>
        <table:table-column table:style-name="co7" table:default-cell-style-name="Default"/>
        <table:table-column table:style-name="co1" table:number-columns-repeated="2" table:default-cell-style-name="ce10"/>
        <table:table-row table:style-name="ro1">
          <table:table-cell table:style-name="ce8" office:value-type="string" calcext:value-type="string">
            <text:p>種類</text:p>
          </table:table-cell>
          <table:table-cell table:style-name="ce8" office:value-type="string" calcext:value-type="string">
            <text:p>中文名稱</text:p>
          </table:table-cell>
          <table:table-cell table:style-name="ce8" office:value-type="string" calcext:value-type="string">
            <text:p>英文名稱</text:p>
          </table:table-cell>
          <table:table-cell table:style-name="ce8" office:value-type="string" calcext:value-type="string">
            <text:p>細分類</text:p>
          </table:table-cell>
          <table:table-cell table:style-name="ce9" office:value-type="string" calcext:value-type="string">
            <text:p>台灣常見</text:p>
          </table:table-cell>
          <table:table-cell table:style-name="ce8" office:value-type="string" calcext:value-type="string">
            <text:p>備註</text:p>
          </table:table-cell>
          <table:table-cell table:style-name="ce9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酪梨油</text:p>
          </table:table-cell>
          <table:table-cell table:style-name="ce8" office:value-type="string" calcext:value-type="string">
            <text:p>Avocado oil</text:p>
          </table:table-cell>
          <table:table-cell table:style-name="ce8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芥花籽油</text:p>
          </table:table-cell>
          <table:table-cell table:style-name="ce8" office:value-type="string" calcext:value-type="string">
            <text:p>Canola oil</text:p>
          </table:table-cell>
          <table:table-cell table:style-name="ce8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椰子油</text:p>
          </table:table-cell>
          <table:table-cell table:style-name="ce8" office:value-type="string" calcext:value-type="string">
            <text:p>Coconut Oil</text:p>
          </table:table-cell>
          <table:table-cell table:style-name="ce8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玉米胚芽油</text:p>
          </table:table-cell>
          <table:table-cell table:style-name="ce8" office:value-type="string" calcext:value-type="string">
            <text:p>Corn oil</text:p>
          </table:table-cell>
          <table:table-cell table:style-name="ce8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棉籽油</text:p>
          </table:table-cell>
          <table:table-cell table:style-name="ce8" office:value-type="string" calcext:value-type="string">
            <text:p>Cottonseed oil</text:p>
          </table:table-cell>
          <table:table-cell table:style-name="ce8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亞麻籽油</text:p>
          </table:table-cell>
          <table:table-cell table:style-name="ce8" office:value-type="string" calcext:value-type="string">
            <text:p>Flaxseed oil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大麻籽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橄欖油</text:p>
          </table:table-cell>
          <table:table-cell table:style-name="ce8"/>
          <table:table-cell table:style-name="ce8" office:value-type="string" calcext:value-type="string">
            <text:p>初榨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品質較高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橄欖油</text:p>
          </table:table-cell>
          <table:table-cell table:style-name="ce8"/>
          <table:table-cell table:style-name="ce8" office:value-type="string" calcext:value-type="string">
            <text:p>精煉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人工精煉，可耐高溫</text:p>
          </table:table-cell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棕櫚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花生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有特殊香氣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紅花籽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大豆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葵花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苦茶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俗稱茶油，油茶樹果實種籽</text:p>
          </table:table-cell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茶葉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芝麻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俗稱麻油或胡麻油，有特殊香氣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葡萄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小麥胚芽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米糠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豬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奶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羊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雞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鴨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鵝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牛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魚肝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魚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調和油</text:p>
          </table:table-cell>
          <table:table-cell table:style-name="ce8" table:number-columns-repeated="3"/>
          <table:table-cell table:style-name="ce9"/>
          <table:table-cell table:style-name="ce8"/>
          <table:table-cell table:style-name="ce9"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烹調方式" table:style-name="ta1">
        <table:table-column table:style-name="co1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低</text:p>
          </table:table-cell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低</text:p>
          </table:table-cell>
        </table:table-row>
        <table:table-row table:style-name="ro2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4" office:value-type="string" calcext:value-type="string">
            <text:p>投入料物於湯內，加熱至熟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4" office:value-type="string" calcext:value-type="string">
            <text:p>食物中加入洋菜、果膠或利用食物天然的膠質，利用低溫把菜與湯汁凍結起來。 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4" office:value-type="string" calcext:value-type="string">
            <text:p>食物先用急火熱油炸過，再加調味汁翻炒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4" office:value-type="string" calcext:value-type="string">
            <text:p>多量油（可蓋過菜餚的量）燒熱後，將食物加熱至熟。 </text:p>
          </table:table-cell>
          <table:table-cell/>
          <table:table-cell office:value-type="string" calcext:value-type="string">
            <text:p>高</text:p>
          </table:table-cell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5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7T11:00:58.698000000</dc:date>
    <meta:editing-duration>PT2H37M23S</meta:editing-duration>
    <meta:editing-cycles>36</meta:editing-cycles>
    <meta:generator>LibreOffice/7.1.4.2$Windows_X86_64 LibreOffice_project/a529a4fab45b75fefc5b6226684193eb000654f6</meta:generator>
    <meta:document-statistic meta:table-count="4" meta:cell-count="232" meta:object-count="0"/>
  </office:meta>
</office:document-meta>
</file>